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OpenSymbol" svg:font-family="Open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" svg:font-family="'Nimbus Sans L'" style:font-pitch="variable"/>
    <style:font-face style:name="Nimbus Roman No9 L" svg:font-family="'Nimbus Roman No9 L'" style:font-family-generic="roman" style:font-pitch="variable"/>
    <style:font-face style:name="Albany" svg:font-family="Albany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</office:font-face-decls>
  <office:automatic-styles>
    <style:style style:name="Table1" style:family="table">
      <style:table-properties style:width="17.993cm" table:align="right" style:may-break-between-rows="false"/>
    </style:style>
    <style:style style:name="Table1.A" style:family="table-column">
      <style:table-column-properties style:column-width="4.075cm"/>
    </style:style>
    <style:style style:name="Table1.B" style:family="table-column">
      <style:table-column-properties style:column-width="13.919cm"/>
    </style:style>
    <style:style style:name="Table1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margin-left="0.026cm" fo:margin-right="0cm" fo:text-indent="0cm" style:auto-text-indent="false"/>
      <style:text-properties style:font-name="Liberation Sans2"/>
    </style:style>
    <style:style style:name="P2" style:family="paragraph" style:parent-style-name="Standard">
      <style:paragraph-properties fo:margin-left="0.026cm" fo:margin-right="0cm" fo:text-indent="0cm" style:auto-text-indent="false"/>
      <style:text-properties style:font-name="Liberation Sans2" officeooo:paragraph-rsid="002d2cce"/>
    </style:style>
    <style:style style:name="P3" style:family="paragraph" style:parent-style-name="Standard">
      <style:paragraph-properties fo:margin-left="0.026cm" fo:margin-right="0cm" fo:text-indent="0cm" style:auto-text-indent="false"/>
      <style:text-properties style:font-name="Liberation Sans2" officeooo:paragraph-rsid="0037ea79"/>
    </style:style>
    <style:style style:name="P4" style:family="paragraph" style:parent-style-name="Text_20_body">
      <style:paragraph-properties fo:margin-left="0.026cm" fo:margin-right="0cm" fo:text-indent="0cm" style:auto-text-indent="false"/>
      <style:text-properties style:font-name="Liberation Sans2" fo:font-size="12pt" officeooo:paragraph-rsid="00315901" style:font-size-asian="12pt" style:font-size-complex="12pt"/>
    </style:style>
    <style:style style:name="P5" style:family="paragraph" style:parent-style-name="Text_20_body">
      <style:paragraph-properties fo:margin-left="0.026cm" fo:margin-right="0cm" fo:text-indent="0cm" style:auto-text-indent="false"/>
      <style:text-properties style:font-name="Liberation Sans2" fo:font-size="12pt" officeooo:rsid="0046aba7" officeooo:paragraph-rsid="0046aba7" style:font-size-asian="12pt" style:font-size-complex="12pt"/>
    </style:style>
    <style:style style:name="P6" style:family="paragraph" style:parent-style-name="Heading_20_1">
      <style:paragraph-properties fo:margin-left="0.026cm" fo:margin-right="0cm" fo:text-indent="0cm" style:auto-text-indent="false"/>
      <style:text-properties fo:font-size="12pt" style:font-size-asian="12pt" style:font-size-complex="12pt"/>
    </style:style>
    <style:style style:name="P7" style:family="paragraph" style:parent-style-name="Text_20_body">
      <style:paragraph-properties fo:margin-left="0.026cm" fo:margin-right="0cm" fo:margin-top="0cm" fo:margin-bottom="0cm" style:contextual-spacing="false" fo:text-indent="0cm" style:auto-text-indent="false"/>
      <style:text-properties style:font-name="Liberation Sans2" fo:font-size="12pt" officeooo:rsid="0046aba7" officeooo:paragraph-rsid="0046aba7" style:font-size-asian="12pt" style:font-size-complex="12pt"/>
    </style:style>
    <style:style style:name="P8" style:family="paragraph" style:parent-style-name="Caption">
      <style:text-properties style:font-name="Liberation Sans2" fo:font-size="12pt" style:font-size-asian="12pt" style:font-size-complex="12pt"/>
    </style:style>
    <style:style style:name="P9" style:family="paragraph" style:parent-style-name="Text">
      <style:text-properties officeooo:paragraph-rsid="003722bc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Standard">
      <style:paragraph-properties fo:text-align="center" style:justify-single-word="false"/>
      <style:text-properties officeooo:paragraph-rsid="003cf78a"/>
    </style:style>
    <style:style style:name="P12" style:family="paragraph" style:parent-style-name="Standard">
      <style:text-properties style:font-name="Liberation Sans2" officeooo:rsid="003cf78a"/>
    </style:style>
    <style:style style:name="P13" style:family="paragraph" style:parent-style-name="Heading_20_1">
      <style:text-properties officeooo:rsid="003b83f0"/>
    </style:style>
    <style:style style:name="P14" style:family="paragraph" style:parent-style-name="Standard" style:list-style-name="L3">
      <style:text-properties style:font-name="Liberation Sans2" officeooo:paragraph-rsid="003e7e51"/>
    </style:style>
    <style:style style:name="P15" style:family="paragraph" style:parent-style-name="Standard" style:list-style-name="L3">
      <style:text-properties style:font-name="Liberation Sans2" officeooo:paragraph-rsid="0044132a"/>
    </style:style>
    <style:style style:name="P16" style:family="paragraph" style:parent-style-name="Standard" style:list-style-name="L4">
      <style:text-properties style:font-name="Liberation Sans2" officeooo:paragraph-rsid="003e7e51"/>
    </style:style>
    <style:style style:name="P17" style:family="paragraph" style:parent-style-name="Standard" style:list-style-name="L5">
      <style:text-properties style:font-name="Liberation Sans2" officeooo:paragraph-rsid="003e7e51"/>
    </style:style>
    <style:style style:name="P18" style:family="paragraph" style:parent-style-name="Standard" style:list-style-name="L5">
      <style:text-properties style:font-name="Liberation Sans2" officeooo:paragraph-rsid="003f63f2"/>
    </style:style>
    <style:style style:name="P19" style:family="paragraph" style:parent-style-name="Standard" style:list-style-name="L6">
      <style:text-properties style:font-name="Liberation Sans2"/>
    </style:style>
    <style:style style:name="P20" style:family="paragraph" style:parent-style-name="Standard" style:list-style-name="L7">
      <style:text-properties style:font-name="Liberation Sans2" officeooo:paragraph-rsid="0037ea79"/>
    </style:style>
    <style:style style:name="P21" style:family="paragraph" style:parent-style-name="Standard" style:list-style-name="L7">
      <style:text-properties style:font-name="Liberation Sans2" officeooo:paragraph-rsid="0032a02e"/>
    </style:style>
    <style:style style:name="P22" style:family="paragraph" style:parent-style-name="Standard" style:list-style-name="L8">
      <style:text-properties style:font-name="Liberation Sans2" officeooo:paragraph-rsid="0032a02e"/>
    </style:style>
    <style:style style:name="P23" style:family="paragraph" style:parent-style-name="Standard" style:list-style-name="L8">
      <style:text-properties style:font-name="Liberation Sans2" officeooo:rsid="0032a02e" officeooo:paragraph-rsid="0032a02e"/>
    </style:style>
    <style:style style:name="P24" style:family="paragraph" style:parent-style-name="Standard" style:list-style-name="L9">
      <style:text-properties style:font-name="Liberation Sans2"/>
    </style:style>
    <style:style style:name="P25" style:family="paragraph" style:parent-style-name="Standard" style:list-style-name="L10">
      <style:text-properties style:font-name="Liberation Sans2"/>
    </style:style>
    <style:style style:name="P26" style:family="paragraph" style:parent-style-name="Standard">
      <style:text-properties style:font-name="Liberation Sans2" officeooo:paragraph-rsid="0032a02e"/>
    </style:style>
    <style:style style:name="P27" style:family="paragraph" style:parent-style-name="Standard">
      <style:text-properties style:font-name="Liberation Sans2" officeooo:paragraph-rsid="004c397d"/>
    </style:style>
    <style:style style:name="P28" style:family="paragraph" style:parent-style-name="Standard" style:list-style-name="L10"/>
    <style:style style:name="P29" style:family="paragraph" style:parent-style-name="Text_20_body" style:master-page-name="HTML">
      <style:paragraph-properties fo:margin-left="0.026cm" fo:margin-right="0cm" fo:text-align="center" style:justify-single-word="false" fo:text-indent="0cm" style:auto-text-indent="false" style:page-number="auto"/>
      <style:text-properties style:font-name="Liberation Sans2" fo:font-size="14pt" fo:font-weight="bold" officeooo:rsid="00124054" officeooo:paragraph-rsid="00124054" style:font-weight-asian="bold" style:font-weight-complex="bold"/>
    </style:style>
    <style:style style:name="P30" style:family="paragraph" style:parent-style-name="Text_20_body" style:list-style-name="L1">
      <style:paragraph-properties fo:margin-top="0cm" fo:margin-bottom="0cm" style:contextual-spacing="false"/>
      <style:text-properties style:font-name="Liberation Sans2" fo:font-size="12pt" fo:font-weight="normal" officeooo:paragraph-rsid="0040cc84" style:font-size-asian="12pt" style:font-weight-asian="normal" style:font-size-complex="12pt" style:font-weight-complex="normal"/>
    </style:style>
    <style:style style:name="P31" style:family="paragraph" style:parent-style-name="Text_20_body" style:list-style-name="L1">
      <style:paragraph-properties fo:margin-top="0cm" fo:margin-bottom="0cm" style:contextual-spacing="false"/>
      <style:text-properties style:font-name="Liberation Sans2" fo:font-size="12pt" fo:font-weight="normal" officeooo:paragraph-rsid="00359268" style:font-size-asian="12pt" style:font-weight-asian="normal" style:font-size-complex="12pt" style:font-weight-complex="normal"/>
    </style:style>
    <style:style style:name="P32" style:family="paragraph" style:parent-style-name="Text_20_body" style:list-style-name="L1">
      <style:paragraph-properties fo:margin-top="0cm" fo:margin-bottom="0cm" style:contextual-spacing="false"/>
      <style:text-properties style:font-name="Liberation Sans2" fo:font-size="12pt" fo:font-weight="normal" officeooo:rsid="002884de" officeooo:paragraph-rsid="0040cc84" style:font-size-asian="12pt" style:font-weight-asian="normal" style:font-size-complex="12pt" style:font-weight-complex="normal"/>
    </style:style>
    <style:style style:name="P33" style:family="paragraph" style:parent-style-name="Text_20_body" style:list-style-name="L1">
      <style:paragraph-properties fo:margin-top="0cm" fo:margin-bottom="0cm" style:contextual-spacing="false"/>
      <style:text-properties style:font-name="Liberation Sans2" fo:font-size="12pt" fo:font-weight="normal" officeooo:rsid="0044132a" officeooo:paragraph-rsid="0044132a" style:font-size-asian="12pt" style:font-weight-asian="normal" style:font-size-complex="12pt" style:font-weight-complex="normal"/>
    </style:style>
    <style:style style:name="P34" style:family="paragraph" style:parent-style-name="Text_20_body" style:list-style-name="L2">
      <style:paragraph-properties fo:margin-top="0cm" fo:margin-bottom="0cm" style:contextual-spacing="false"/>
      <style:text-properties style:font-name="Liberation Sans2" fo:font-size="12pt" officeooo:rsid="0046aba7" officeooo:paragraph-rsid="0046aba7" style:font-size-asian="12pt" style:font-size-complex="12pt"/>
    </style:style>
    <style:style style:name="P35" style:family="paragraph" style:parent-style-name="Text_20_body" style:list-style-name="L2">
      <style:paragraph-properties fo:margin-top="0cm" fo:margin-bottom="0cm" style:contextual-spacing="false"/>
      <style:text-properties style:font-name="Liberation Sans2" fo:font-size="12pt" officeooo:rsid="0049d3a2" officeooo:paragraph-rsid="0049d3a2" style:font-size-asian="12pt" style:font-size-complex="12pt"/>
    </style:style>
    <style:style style:name="P36" style:family="paragraph" style:parent-style-name="Heading_20_2">
      <style:text-properties fo:font-weight="normal" officeooo:rsid="0032a02e" officeooo:paragraph-rsid="0037ea79" style:font-weight-asian="normal" style:font-weight-complex="normal"/>
    </style:style>
    <style:style style:name="P37" style:family="paragraph" style:parent-style-name="Heading_20_2">
      <style:paragraph-properties fo:margin-left="0.026cm" fo:margin-right="0cm" fo:text-indent="0cm" style:auto-text-indent="false"/>
      <style:text-properties style:font-name="Liberation Sans2" officeooo:paragraph-rsid="001ae571"/>
    </style:style>
    <style:style style:name="P38" style:family="paragraph" style:parent-style-name="Text">
      <style:text-properties officeooo:paragraph-rsid="004bb014"/>
    </style:style>
    <style:style style:name="T1" style:family="text">
      <style:text-properties officeooo:rsid="0017ee38"/>
    </style:style>
    <style:style style:name="T2" style:family="text">
      <style:text-properties officeooo:rsid="00198cf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d0f43" style:font-weight-asian="bold" style:font-weight-complex="bold"/>
    </style:style>
    <style:style style:name="T5" style:family="text">
      <style:text-properties fo:font-weight="bold" officeooo:rsid="00315901" style:font-weight-asian="bold" style:font-weight-complex="bold"/>
    </style:style>
    <style:style style:name="T6" style:family="text">
      <style:text-properties fo:font-weight="bold" officeooo:rsid="002d2cce" style:font-weight-asian="bold" style:font-weight-complex="bold"/>
    </style:style>
    <style:style style:name="T7" style:family="text">
      <style:text-properties officeooo:rsid="001ae571"/>
    </style:style>
    <style:style style:name="T8" style:family="text">
      <style:text-properties officeooo:rsid="001d0f43"/>
    </style:style>
    <style:style style:name="T9" style:family="text">
      <style:text-properties officeooo:rsid="001fcd13"/>
    </style:style>
    <style:style style:name="T10" style:family="text">
      <style:text-properties officeooo:rsid="00228dd6"/>
    </style:style>
    <style:style style:name="T11" style:family="text">
      <style:text-properties fo:font-weight="normal" officeooo:rsid="0032a02e" style:font-weight-asian="normal" style:font-weight-complex="normal"/>
    </style:style>
    <style:style style:name="T12" style:family="text">
      <style:text-properties style:font-name="Liberation Sans2"/>
    </style:style>
    <style:style style:name="T13" style:family="text">
      <style:text-properties style:font-name="Liberation Sans2" officeooo:rsid="003cf78a"/>
    </style:style>
    <style:style style:name="T14" style:family="text">
      <style:text-properties style:font-name="Liberation Sans2" officeooo:rsid="004bb014"/>
    </style:style>
    <style:style style:name="T15" style:family="text">
      <style:text-properties officeooo:rsid="0026c0dd"/>
    </style:style>
    <style:style style:name="T16" style:family="text">
      <style:text-properties officeooo:rsid="002884de"/>
    </style:style>
    <style:style style:name="T17" style:family="text">
      <style:text-properties officeooo:rsid="002b35b9"/>
    </style:style>
    <style:style style:name="T18" style:family="text">
      <style:text-properties officeooo:rsid="002d2cce"/>
    </style:style>
    <style:style style:name="T19" style:family="text">
      <style:text-properties officeooo:rsid="00315901"/>
    </style:style>
    <style:style style:name="T20" style:family="text">
      <style:text-properties officeooo:rsid="0032a02e"/>
    </style:style>
    <style:style style:name="T21" style:family="text">
      <style:text-properties officeooo:rsid="003404e4"/>
    </style:style>
    <style:style style:name="T22" style:family="text">
      <style:text-properties officeooo:rsid="00359268"/>
    </style:style>
    <style:style style:name="T23" style:family="text">
      <style:text-properties officeooo:rsid="0037ea79"/>
    </style:style>
    <style:style style:name="T24" style:family="text">
      <style:text-properties officeooo:rsid="0038ba6c"/>
    </style:style>
    <style:style style:name="T25" style:family="text">
      <style:text-properties officeooo:rsid="003b83f0"/>
    </style:style>
    <style:style style:name="T26" style:family="text">
      <style:text-properties officeooo:rsid="003e7e51"/>
    </style:style>
    <style:style style:name="T27" style:family="text">
      <style:text-properties officeooo:rsid="003f63f2"/>
    </style:style>
    <style:style style:name="T28" style:family="text">
      <style:text-properties officeooo:rsid="0042431e"/>
    </style:style>
    <style:style style:name="T29" style:family="text">
      <style:text-properties officeooo:rsid="0044132a"/>
    </style:style>
    <style:style style:name="T30" style:family="text">
      <style:text-properties officeooo:rsid="0047ee0a"/>
    </style:style>
    <style:style style:name="T31" style:family="text">
      <style:text-properties officeooo:rsid="0049d3a2"/>
    </style:style>
    <style:style style:name="T32" style:family="text">
      <style:text-properties officeooo:rsid="004bb014"/>
    </style:style>
    <style:style style:name="T33" style:family="text">
      <style:text-properties officeooo:rsid="004c397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96cm" fo:text-indent="-0.635cm" fo:margin-left="1.29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31cm" fo:text-indent="-0.635cm" fo:margin-left="1.93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66cm" fo:text-indent="-0.635cm" fo:margin-left="2.56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01cm" fo:text-indent="-0.635cm" fo:margin-left="3.20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96cm" fo:text-indent="-0.635cm" fo:margin-left="1.29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31cm" fo:text-indent="-0.635cm" fo:margin-left="1.93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66cm" fo:text-indent="-0.635cm" fo:margin-left="2.56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01cm" fo:text-indent="-0.635cm" fo:margin-left="3.20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96cm" fo:text-indent="-0.635cm" fo:margin-left="1.29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31cm" fo:text-indent="-0.635cm" fo:margin-left="1.93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66cm" fo:text-indent="-0.635cm" fo:margin-left="2.56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01cm" fo:text-indent="-0.635cm" fo:margin-left="3.20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96cm" fo:text-indent="-0.635cm" fo:margin-left="1.29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31cm" fo:text-indent="-0.635cm" fo:margin-left="1.93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66cm" fo:text-indent="-0.635cm" fo:margin-left="2.56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01cm" fo:text-indent="-0.635cm" fo:margin-left="3.20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96cm" fo:text-indent="-0.635cm" fo:margin-left="1.29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31cm" fo:text-indent="-0.635cm" fo:margin-left="1.93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66cm" fo:text-indent="-0.635cm" fo:margin-left="2.56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01cm" fo:text-indent="-0.635cm" fo:margin-left="3.20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96cm" fo:text-indent="-0.635cm" fo:margin-left="1.29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31cm" fo:text-indent="-0.635cm" fo:margin-left="1.93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66cm" fo:text-indent="-0.635cm" fo:margin-left="2.56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01cm" fo:text-indent="-0.635cm" fo:margin-left="3.20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96cm" fo:text-indent="-0.635cm" fo:margin-left="1.29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31cm" fo:text-indent="-0.635cm" fo:margin-left="1.93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66cm" fo:text-indent="-0.635cm" fo:margin-left="2.56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01cm" fo:text-indent="-0.635cm" fo:margin-left="3.20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96cm" fo:text-indent="-0.635cm" fo:margin-left="1.29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31cm" fo:text-indent="-0.635cm" fo:margin-left="1.93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66cm" fo:text-indent="-0.635cm" fo:margin-left="2.56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01cm" fo:text-indent="-0.635cm" fo:margin-left="3.20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96cm" fo:text-indent="-0.635cm" fo:margin-left="1.29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31cm" fo:text-indent="-0.635cm" fo:margin-left="1.93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66cm" fo:text-indent="-0.635cm" fo:margin-left="2.56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01cm" fo:text-indent="-0.635cm" fo:margin-left="3.20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bookmark-start text:name="__DdeLink__245_1975557300"/>Neil Hancock</text:p>
      <text:p text:style-name="P6"><text:span text:style-name="T20">Experienced multi-platform enterprise developer specializing in </text:span><text:span text:style-name="T23">w</text:span><text:span text:style-name="T20">eb applications.</text:span></text:p>
      <text:p text:style-name="Heading_20_1">T<text:span text:style-name="T17">echnical</text:span> E<text:span text:style-name="T17">xpertise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Languages:</text:p>
          </table:table-cell>
          <table:table-cell table:style-name="Table1.B1" office:value-type="string">
            <text:p text:style-name="P9">JavaScript, C, <text:span text:style-name="T21">Assembler</text:span>, bash shell, <text:span text:style-name="T23">Rexx, </text:span><text:s/>Java, <text:span text:style-name="T30">Scala</text:span>.</text:p>
            <text:p text:style-name="P9">XML, SQL, HTML, CSS, <text:s/>JSON.</text:p>
          </table:table-cell>
        </table:table-row>
        <table:table-row>
          <table:table-cell table:style-name="Table1.A2" office:value-type="string">
            <text:p text:style-name="P8">Concept<text:span text:style-name="T24">s:</text:span></text:p>
          </table:table-cell>
          <table:table-cell table:style-name="Table1.B2" office:value-type="string">
            <text:p text:style-name="Text">Agile, TDD, MVC, <text:span text:style-name="T21">HCI, </text:span><text:span text:style-name="T23">Usability.</text:span></text:p>
          </table:table-cell>
        </table:table-row>
        <table:table-row>
          <table:table-cell table:style-name="Table1.A2" office:value-type="string">
            <text:p text:style-name="P8">Tool<text:span text:style-name="T24">s:</text:span></text:p>
          </table:table-cell>
          <table:table-cell table:style-name="Table1.B2" office:value-type="string">
            <text:p text:style-name="P38">Eclipse, Visual C/C++, gcc, xc, Ant, make. SubVersion, git<text:span text:style-name="T21">.</text:span></text:p>
            <text:p text:style-name="P38">Selenium, Bugzilla, <text:span text:style-name="T21">GIMP, Inkscape,</text:span> Installshi<text:span text:style-name="T32">e</text:span>ld, Firebug, cygwin.</text:p>
          </table:table-cell>
        </table:table-row>
        <table:table-row>
          <table:table-cell table:style-name="Table1.A2" office:value-type="string">
            <text:p text:style-name="P8">Environment<text:span text:style-name="T32">s</text:span>:</text:p>
          </table:table-cell>
          <table:table-cell table:style-name="Table1.B2" office:value-type="string">
            <text:p text:style-name="Text">Apache, ISS. Firefox, Internet Explorer, Chrome, Webkit.</text:p>
            <text:p text:style-name="Text">ISPF, <text:s/>Unix Systems Services, DB2, CICS.</text:p>
          </table:table-cell>
        </table:table-row>
        <table:table-row>
          <table:table-cell table:style-name="Table1.A2" office:value-type="string">
            <text:p text:style-name="P8">System<text:span text:style-name="T24">s</text:span>:</text:p>
          </table:table-cell>
          <table:table-cell table:style-name="Table1.B2" office:value-type="string">
            <text:p text:style-name="Text">Linux, z/OS, Windows, Unix</text:p>
          </table:table-cell>
        </table:table-row>
      </table:table>
      <text:p text:style-name="P13">Skills</text:p>
      <text:list xml:id="list5651737752551689034" text:style-name="L1">
        <text:list-item>
          <text:p text:style-name="P30"><text:span text:style-name="T15">Web </text:span><text:span text:style-name="T16">a</text:span><text:span text:style-name="T15">pplication </text:span><text:span text:style-name="T16">development.</text:span></text:p>
        </text:list-item>
        <text:list-item>
          <text:p text:style-name="P32">Enterprise application development. </text:p>
        </text:list-item>
        <text:list-item>
          <text:p text:style-name="P30"><text:span text:style-name="T21">Legacy </text:span><text:span text:style-name="T23">a</text:span><text:span text:style-name="T21">pplication modernization. </text:span></text:p>
        </text:list-item>
        <text:list-item>
          <text:p text:style-name="P30"><text:span text:style-name="T25">Experienced in m</text:span><text:span text:style-name="T15">u</text:span><text:span text:style-name="T25">l</text:span><text:span text:style-name="T15">ti-tier, multi-platform environments.</text:span></text:p>
        </text:list-item>
        <text:list-item>
          <text:p text:style-name="P30"><text:span text:style-name="T10">Development of build </text:span><text:span text:style-name="T28">and test </text:span><text:span text:style-name="T10">tools.</text:span></text:p>
        </text:list-item>
        <text:list-item>
          <text:p text:style-name="P33">Usability heuristics in user interfaces.</text:p>
        </text:list-item>
        <text:list-item>
          <text:p text:style-name="P31"><text:span text:style-name="T1">Competent in </text:span><text:span text:style-name="T2">many</text:span><text:span text:style-name="T1"> other programming languages.</text:span></text:p>
        </text:list-item>
        <text:list-item>
          <text:p text:style-name="P31"><text:span text:style-name="T22">A</text:span><text:span text:style-name="T2">ble to </text:span><text:span text:style-name="T22">quickly adapt to new </text:span><text:span text:style-name="T2">languages, </text:span><text:span text:style-name="T22">software packages and development environments</text:span><text:span text:style-name="T2">.</text:span></text:p>
        </text:list-item>
      </text:list>
      <text:p text:style-name="Heading_20_1">Current Employment<text:span text:style-name="T12"> </text:span></text:p>
      <text:p text:style-name="P4"><text:span text:style-name="T5">2007- present:<text:tab/></text:span><text:span text:style-name="T4">Web Applications Developer </text:span><text:span text:style-name="T8">at Macr</text:span><text:span text:style-name="T19">o</text:span><text:span text:style-name="T8"> 4 Limited.</text:span></text:p>
      <text:p text:style-name="P7">Development and last line support of a 3 tier web interface for application support tools.</text:p>
      <text:p text:style-name="P7">Products are for dump analysis, program trace, and data editing on z/OS (IBM mainframe).</text:p>
      <text:p text:style-name="P7">Applications are hosted on IBM z/OS back-end. Communicating via XML transaction to Apache or IIS modules in the middle tier. </text:p>
      <text:p text:style-name="P7"><text:span text:style-name="T31">The browser UI is being re-factored from legacy approaches (iframes) to modern tools</text:span> <text:span text:style-name="T31">(JSON over XMLHttpRequest). jQuery is not used for performance reasons.</text:span></text:p>
      <text:p text:style-name="P7"/>
      <text:p text:style-name="P5">Responsible for:</text:p>
      <text:list xml:id="list2346633596421900882" text:style-name="L2">
        <text:list-item>
          <text:p text:style-name="P34"><text:span text:style-name="T31">Development of browser UI in </text:span>Javascript/HTML/CSS.</text:p>
        </text:list-item>
        <text:list-item>
          <text:p text:style-name="P34"><text:span text:style-name="T31">Development of Apache and IIS loaded modules in </text:span>C.</text:p>
        </text:list-item>
        <text:list-item>
          <text:p text:style-name="P35">Development of application services in Java.</text:p>
        </text:list-item>
        <text:list-item>
          <text:p text:style-name="P34">Rexx and Assembler development of back end products. </text:p>
        </text:list-item>
        <text:list-item>
          <text:p text:style-name="P34">Design of User Interface and XML transactions.</text:p>
        </text:list-item>
        <text:list-item>
          <text:p text:style-name="P34">TDD test case development during <text:span text:style-name="T31">the </text:span>development <text:span text:style-name="T31">cycle</text:span>.</text:p>
        </text:list-item>
        <text:list-item>
          <text:p text:style-name="P34">Regression testing with Selenium <text:span text:style-name="T31">and Java</text:span>.</text:p>
        </text:list-item>
        <text:list-item>
          <text:p text:style-name="P34">Development and maintenance of build systems.</text:p>
        </text:list-item>
        <text:list-item>
          <text:p text:style-name="P34">Writing functional description of new features for Technical Authors. <text:s/></text:p>
        </text:list-item>
      </text:list>
      <text:p text:style-name="P10">Previous Employment</text:p>
      <text:p text:style-name="P2">2002 – 2007<text:tab/><text:span text:style-name="T6">Mainframe Applications Developer</text:span><text:span text:style-name="T18">, </text:span>Macro 4 PLC</text:p>
      <text:p text:style-name="P1"/>
      <text:list xml:id="list8727995859844397394" text:style-name="L3">
        <text:list-item>
          <text:p text:style-name="P14">Development of ISPF interface for a z/OS dump analysis suite.</text:p>
        </text:list-item>
        <text:list-item>
          <text:p text:style-name="P14"><text:span text:style-name="T29">T</text:span>est case <text:span text:style-name="T29">maintenance </text:span>using COBOL, C, PL/I and BAL. </text:p>
        </text:list-item>
        <text:list-item>
          <text:p text:style-name="P14"><text:span text:style-name="T29">P</text:span>roduct configuration tools in Rexx and ISPF. </text:p>
        </text:list-item>
        <text:list-item>
          <text:p text:style-name="P15"><text:span text:style-name="T29">Re factored Rexx ISPF i</text:span>nterface code to <text:span text:style-name="T29">produce </text:span>XML <text:span text:style-name="T29">output</text:span>.</text:p>
        </text:list-item>
        <text:list-item>
          <text:p text:style-name="P15"><text:span text:style-name="T29">Conversion of ISPF interface to </text:span>eclectic user interfaces (<text:span text:style-name="T29">w</text:span>eb, print, email).</text:p>
        </text:list-item>
      </text:list>
      <text:p text:style-name="P1"/>
      <text:p text:style-name="P2">1998 – 2002<text:tab/><text:span text:style-name="T3">Testing Engineer</text:span>, Macro 4 PLC</text:p>
      <text:p text:style-name="P1"/>
      <text:list xml:id="list6255022499778060327" text:style-name="L4">
        <text:list-item>
          <text:p text:style-name="P16">Responsible for pre-release testing of Mainframe and PC based products. </text:p>
        </text:list-item>
        <text:list-item>
          <text:p text:style-name="P16">Development of test suites and documentation systems.</text:p>
        </text:list-item>
      </text:list>
      <text:p text:style-name="P1"/>
      <text:p text:style-name="P1">1991 – 1998 <text:tab/><text:span text:style-name="T3">MVS systems programmer</text:span>, UK Meteorological Office, Bracknell</text:p>
      <text:p text:style-name="P1"/>
      <text:list xml:id="list3279725429768719471" text:style-name="L5">
        <text:list-item>
          <text:p text:style-name="P17">Installation, Maintenance and Support of system software running on MVS/ESA</text:p>
        </text:list-item>
        <text:list-item>
          <text:p text:style-name="P17">RACF, TCP/IP, communications, security packages and ISPF/TSO. </text:p>
        </text:list-item>
        <text:list-item>
          <text:p text:style-name="P17">Development and maintenance of in-house written software, including <text:span text:style-name="T26">the CRACER</text:span> <text:span text:style-name="T7">archive</text:span> system for scientific data, <text:span text:style-name="T9">and an email client for ISPF</text:span>.</text:p>
        </text:list-item>
        <text:list-item>
          <text:p text:style-name="P18"><text:span text:style-name="T26">S</text:span>ystem administration and data backup on HP and AIX systems.</text:p>
        </text:list-item>
        <text:list-item>
          <text:p text:style-name="P18">Programming in JCL, REXX, CLIST, <text:span text:style-name="T27">Shell script,</text:span> and 370 ASSEMBLER. </text:p>
        </text:list-item>
      </text:list>
      <text:p text:style-name="Heading_20_1">Education</text:p>
      <text:p text:style-name="P1">1988 – 1991 Exeter University<text:tab/> </text:p>
      <text:list xml:id="list4625962037813927414" text:style-name="L6">
        <text:list-item>
          <text:p text:style-name="P19">BSc Honours (III) in Physics</text:p>
        </text:list-item>
      </text:list>
      <text:p text:style-name="P1"/>
      <text:p text:style-name="P3">1981 – 1988 Culverhay Comprehensive School, Bath.</text:p>
      <text:list xml:id="list2655127035801519840" text:style-name="L7">
        <text:list-item>
          <text:p text:style-name="P20">A- levels: <text:s/>Computer Science (B), Mathematics (C), Physics (D).</text:p>
        </text:list-item>
        <text:list-item>
          <text:p text:style-name="P21">O- levels: <text:s text:c="2"/>English, Maths, Physics, Computer Science, Engineering Drawing, Chemistry with Biology. </text:p>
        </text:list-item>
      </text:list>
      <text:p text:style-name="P26"/>
      <text:p text:style-name="P27"><text:span text:style-name="T33">Completed the online course Functional Programming Principles in Scala in June 2013.</text:span></text:p>
      <text:p text:style-name="Heading_20_1">Personal</text:p>
      <text:list xml:id="list5687065873476868138" text:style-name="L8">
        <text:list-item>
          <text:p text:style-name="P22">Full Clean Driving Licence. </text:p>
        </text:list-item>
        <text:list-item>
          <text:p text:style-name="P23">British National.</text:p>
        </text:list-item>
      </text:list>
      <text:h text:style-name="P37" text:outline-level="2"><text:span text:style-name="T11">Interests</text:span> </text:h>
      <text:list xml:id="list511481949490248535" text:style-name="L9">
        <text:list-item>
          <text:p text:style-name="P24">Mountain Biking, Morris Dancing, Ballroom Dancing, Conservation Volunteering.</text:p>
        </text:list-item>
      </text:list>
      <text:p text:style-name="P1"/>
      <text:h text:style-name="P36" text:outline-level="2">Contact Details</text:h>
      <text:list xml:id="list1665925611912849190" text:style-name="L10">
        <text:list-item>
          <text:p text:style-name="P25">Neil William Hancock</text:p>
        </text:list-item>
        <text:list-item>
          <text:p text:style-name="P25">Address: 35 Morton Road, East Grinstead, West Sussex. RH19 4AF</text:p>
        </text:list-item>
        <text:list-item>
          <text:p text:style-name="P25">Mobile: 07532 242296</text:p>
        </text:list-item>
        <text:list-item>
          <text:p text:style-name="P28"><text:span text:style-name="T12">Email: </text:span><text:a xlink:type="simple" xlink:href="mailto:neil@neilhancock.co.uk"><text:span text:style-name="T12">neil@neilhancock.co.uk</text:span></text:a></text:p>
        </text:list-item>
      </text:list>
      <text:p text:style-name="P12"/>
      <text:p text:style-name="P11"><text:span text:style-name="T13">R</text:span><text:span text:style-name="T12">eferences upon request.</text:span><text:bookmark-end text:name="__DdeLink__245_197555730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sans1" svg:font-family="Lucidasans"/>
    <style:font-face style:name="OpenSymbol" svg:font-family="Open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" svg:font-family="'Nimbus Sans L'" style:font-pitch="variable"/>
    <style:font-face style:name="Nimbus Roman No9 L" svg:font-family="'Nimbus Roman No9 L'" style:font-family-generic="roman" style:font-pitch="variable"/>
    <style:font-face style:name="Albany" svg:font-family="Albany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Nimbus Roman No9 L" fo:font-size="12pt" fo:language="en" fo:country="GB" style:font-name-asian="Nimbus Sans L" style:font-size-asian="12pt" style:language-asian="zxx" style:country-asian="none" style:font-name-complex="Lucidasans" style:font-size-complex="12pt" style:language-complex="zxx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>
      <style:paragraph-properties fo:text-align="center" style:justify-single-word="false">
        <style:drop-cap/>
      </style:paragraph-properties>
      <style:text-properties style:text-outline="false" style:font-name="Liberation Sans" fo:font-size="16pt" style:text-underline-style="none" fo:font-weight="bold" style:font-name-asian="HG Mincho Light J" style:font-size-asian="24pt" style:font-weight-asian="bold" style:font-name-complex="Arial Unicode MS" style:font-size-complex="24pt" style:font-weight-complex="bold" style:font-relief="none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Sender" style:family="paragraph" style:parent-style-name="Standard" style:class="extra">
      <style:text-properties fo:font-style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 style:master-page-name="">
      <style:paragraph-properties fo:margin-left="0cm" fo:margin-right="0cm" fo:margin-top="0cm" fo:margin-bottom="0cm" style:contextual-spacing="false" fo:line-height="150%" fo:text-indent="0cm" style:auto-text-indent="false" style:page-number="auto"/>
      <style:text-properties style:font-name="Liberation Sans1" fo:font-size="12pt" fo:font-style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.499cm" fo:margin-right="1.499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 LibreOffice_project/400m0$Build-2</meta:generator>
    <dc:title>Neil Hancock Curriculum Vitae</dc:title>
    <meta:creation-date>2005-09-26T19:26:22</meta:creation-date>
    <dc:date>2013-07-20T00:20:39</dc:date>
    <meta:print-date>2013-02-02T19:24:32</meta:print-date>
    <dc:language>en-GB</dc:language>
    <meta:editing-cycles>46</meta:editing-cycles>
    <meta:editing-duration>P1DT1H20M22S</meta:editing-duration>
    <meta:document-statistic meta:table-count="1" meta:image-count="0" meta:object-count="0" meta:page-count="2" meta:paragraph-count="75" meta:word-count="537" meta:character-count="3630" meta:non-whitespace-character-count="3178"/>
  </office:meta>
</office:document-meta>
</file>